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officeooo:paragraph-rsid="0005f5f7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3" style:family="paragraph" style:parent-style-name="Standard_20__28_user_29_"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6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text-properties style:font-name="Times New Roman" fo:font-size="14pt" officeooo:paragraph-rsid="0005f5f7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5f5f7" style:font-size-asian="14pt" style:font-name-complex="Times New Roman1" style:font-size-complex="14pt"/>
    </style:style>
    <style:style style:name="P10" style:family="paragraph" style:parent-style-name="Standard_20__28_user_29_">
      <style:text-properties style:font-name="Times New Roman" fo:font-size="14pt" officeooo:paragraph-rsid="0006f199" style:font-size-asian="14pt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paragraph-rsid="0006f199" style:font-name-complex="Times New Roman1"/>
    </style:style>
    <style:style style:name="P12" style:family="paragraph" style:parent-style-name="Standard_20__28_user_29_">
      <style:text-properties style:font-name="Times New Roman" fo:font-size="10pt" officeooo:paragraph-rsid="0005f5f7" style:font-size-asian="10pt" style:font-name-complex="Times New Roman1" style:font-size-complex="10pt" style:font-weight-complex="bold"/>
    </style:style>
    <style:style style:name="P13" style:family="paragraph" style:parent-style-name="Standard_20__28_user_29_">
      <style:text-properties style:font-name="Times New Roman" fo:font-size="10pt" officeooo:rsid="0029d2b4" officeooo:paragraph-rsid="0005f5f7" style:font-size-asian="10pt" style:font-name-complex="Times New Roman1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Times New Roman1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officeooo:rsid="002dff36" officeooo:paragraph-rsid="002dff36" style:font-size-asian="10pt" style:font-name-complex="Times New Roman1" style:font-size-complex="10pt"/>
    </style:style>
    <style:style style:name="P16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2pt" fo:font-style="normal" fo:font-weight="normal" officeooo:rsid="0026b8d9" officeooo:paragraph-rsid="0026b8d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9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6f199" style:font-name-asian="Times New Roman1" style:font-size-asian="14pt" style:font-name-complex="Times New Roman1" style:font-size-complex="14pt"/>
    </style:style>
    <style:style style:name="P20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21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5f5f7"/>
    </style:style>
    <style:style style:name="P2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6f199"/>
    </style:style>
    <style:style style:name="P23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officeooo:paragraph-rsid="002ac304"/>
    </style:style>
    <style:style style:name="P24" style:family="paragraph" style:parent-style-name="List_20_Paragraph" style:list-style-name="WWNum21">
      <style:text-properties style:font-name="Times New Roman" fo:font-size="14pt" officeooo:paragraph-rsid="0005f5f7" style:font-size-asian="14pt" style:font-name-complex="Times New Roman1" style:font-size-complex="14pt"/>
    </style:style>
    <style:style style:name="P25" style:family="paragraph" style:parent-style-name="List_20_Paragraph" style:list-style-name="WWNum14a">
      <style:text-properties style:font-name="Times New Roman" fo:font-size="14pt" officeooo:paragraph-rsid="0005f5f7" style:font-size-asian="14pt" style:font-name-complex="Times New Roman1" style:font-size-complex="14pt"/>
    </style:style>
    <style:style style:name="P26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5f5f7" style:font-size-asian="14pt" style:font-name-complex="Times New Roman1" style:font-size-complex="14pt"/>
    </style:style>
    <style:style style:name="P27" style:family="paragraph" style:parent-style-name="Standard_20__28_user_29_" style:list-style-name="">
      <style:paragraph-properties fo:margin-top="0.453cm" fo:margin-bottom="0.101cm" style:contextual-spacing="false" fo:line-height="104%" fo:keep-together="always" fo:keep-with-next="always"/>
      <style:text-properties style:font-name="Times New Roman" fo:font-size="14pt" fo:font-weight="bold" officeooo:paragraph-rsid="002ac304" style:letter-kerning="true" style:font-name-asian="SimSun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29" style:family="paragraph" style:parent-style-name="Standard_20__28_user_29_" style:list-style-name="L1">
      <style:paragraph-properties fo:margin-top="0.152cm" fo:margin-bottom="0.081cm" style:contextual-spacing="false" fo:line-height="100%"/>
      <style:text-properties style:font-name="Times New Roman" officeooo:paragraph-rsid="002ac304" style:letter-kerning="true" style:font-name-asian="SimSun" style:font-name-complex="Times New Roman1" style:font-size-complex="11pt"/>
    </style:style>
    <style:style style:name="P30" style:family="paragraph" style:parent-style-name="Standard_20__28_user_29_" style:list-style-name="">
      <style:paragraph-properties fo:margin-top="0.353cm" fo:margin-bottom="0.282cm" style:contextual-spacing="false" fo:line-height="104%" fo:keep-together="always" fo:keep-with-next="always"/>
      <style:text-properties style:font-name="Times New Roman" officeooo:paragraph-rsid="002ac304" style:letter-kerning="true" style:font-name-asian="SimSun" style:font-name-complex="Times New Roman1" style:font-size-complex="11pt"/>
    </style:style>
    <style:style style:name="P31" style:family="paragraph" style:parent-style-name="Standard_20__28_user_29_" style:list-style-name="">
      <style:paragraph-properties fo:margin-top="0.353cm" fo:margin-bottom="0.282cm" style:contextual-spacing="false" fo:line-height="104%"/>
      <style:text-properties style:font-name="Times New Roman" officeooo:paragraph-rsid="002ac304" style:letter-kerning="true" style:font-name-asian="SimSun" style:font-name-complex="Times New Roman1" style:font-size-complex="11pt"/>
    </style:style>
    <style:style style:name="P32" style:family="paragraph" style:parent-style-name="Standard_20__28_user_29_" style:list-style-name="">
      <style:paragraph-properties fo:margin-top="0.453cm" fo:margin-bottom="0.101cm" style:contextual-spacing="false" fo:line-height="104%"/>
      <style:text-properties style:font-name="Times New Roman" officeooo:paragraph-rsid="002ac304" style:font-name-complex="Times New Roman1"/>
    </style:style>
    <style:style style:name="P33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paragraph-rsid="00304adc" style:font-name-complex="Times New Roman1"/>
    </style:style>
    <style:style style:name="P34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304adc" officeooo:paragraph-rsid="00304adc" style:font-weight-asian="normal" style:font-name-complex="Times New Roman1" style:font-size-complex="11pt" style:font-weight-complex="normal"/>
    </style:style>
    <style:style style:name="P35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2pt" fo:font-style="normal" fo:font-weight="normal" officeooo:rsid="0026b8d9" officeooo:paragraph-rsid="0026b8d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6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2pt" fo:font-style="normal" fo:font-weight="normal" officeooo:rsid="00253748" officeooo:paragraph-rsid="0025374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7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2pt" fo:font-style="normal" fo:font-weight="normal" officeooo:rsid="00253748" officeooo:paragraph-rsid="00320ee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8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6pt" fo:font-style="italic" fo:font-weight="bold" officeooo:rsid="00253748" officeooo:paragraph-rsid="00253748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39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6pt" fo:font-style="italic" fo:font-weight="bold" officeooo:rsid="00253748" officeooo:paragraph-rsid="00320eed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40" style:family="paragraph" style:parent-style-name="Standard_20__28_user_29_">
      <style:text-properties style:font-name="Times New Roman" fo:font-size="10pt" officeooo:rsid="0029d2b4" officeooo:paragraph-rsid="0005f5f7" style:font-size-asian="10pt" style:font-name-complex="Times New Roman1" style:font-size-complex="10pt"/>
    </style:style>
    <style:style style:name="P41" style:family="paragraph" style:parent-style-name="Standard_20__28_user_29_">
      <style:paragraph-properties fo:line-height="150%" fo:text-align="start" style:justify-single-word="false"/>
      <style:text-properties style:font-name="Times New Roman" fo:font-size="11pt" fo:font-weight="normal" officeooo:rsid="002c9b5c" officeooo:paragraph-rsid="0032c4d6" style:font-size-asian="9.60000038146973pt" style:font-weight-asian="normal" style:font-name-complex="Times New Roman1" style:font-size-complex="11pt" style:font-weight-complex="normal"/>
    </style:style>
    <style:style style:name="P42" style:family="paragraph" style:parent-style-name="Standard_20__28_user_29_" style:list-style-name="">
      <style:paragraph-properties fo:margin-top="0.353cm" fo:margin-bottom="0cm" style:contextual-spacing="false" fo:line-height="104%" fo:keep-together="always" fo:keep-with-next="always"/>
      <style:text-properties fo:color="#000000" loext:opacity="100%" style:font-name="Times New Roman" fo:font-size="14pt" fo:font-weight="bold" officeooo:paragraph-rsid="0005f5f7" style:letter-kerning="true" style:font-name-asian="SimSun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2329ac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304adc" style:font-size-asian="14pt" style:font-weight-asian="bold" style:font-name-complex="Times New Roman1" style:font-size-complex="14pt"/>
    </style:style>
    <style:style style:name="T4" style:family="text">
      <style:text-properties style:font-name="Times New Roman" officeooo:rsid="00143dfa" style:font-name-complex="Times New Roman1" style:font-size-complex="11pt" style:font-weight-complex="bold"/>
    </style:style>
    <style:style style:name="T5" style:family="text">
      <style:text-properties style:font-name="Times New Roman" officeooo:rsid="002ac304" style:font-name-complex="Times New Roman1" style:font-size-complex="11pt" style:font-weight-complex="bold"/>
    </style:style>
    <style:style style:name="T6" style:family="text">
      <style:text-properties style:font-name="Times New Roman" officeooo:rsid="00304adc" style:font-name-complex="Times New Roman1" style:font-size-complex="11pt" style:font-weight-complex="bold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06f199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officeooo:rsid="002329ac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officeooo:rsid="00304adc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text-outline="false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12" style:family="text">
      <style:text-properties style:text-underline-style="solid" style:text-underline-width="auto" style:text-underline-color="#ffffff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#ffffff" fo:font-weight="bold" officeooo:rsid="002ac304" style:font-weight-asian="bold" style:font-weight-complex="bold"/>
    </style:style>
    <style:style style:name="T14" style:family="text">
      <style:text-properties style:text-underline-style="solid" style:text-underline-width="auto" style:text-underline-color="#ffffff" fo:font-weight="bold" officeooo:rsid="00304adc" style:font-weight-asian="bold" style:font-weight-complex="bold"/>
    </style:style>
    <style:style style:name="T15" style:family="text">
      <style:text-properties officeooo:rsid="002dff36"/>
    </style:style>
    <style:style style:name="T16" style:family="text">
      <style:text-properties officeooo:rsid="00304adc"/>
    </style:style>
    <style:style style:name="T17" style:family="text">
      <style:text-properties officeooo:rsid="00317770"/>
    </style:style>
    <style:style style:name="T18" style:family="text">
      <style:text-properties officeooo:rsid="00320eed"/>
    </style:style>
    <style:style style:name="T19" style:family="text">
      <style:text-properties style:letter-kerning="true" style:font-name-asian="SimSun"/>
    </style:style>
    <style:style style:name="T20" style:family="text">
      <style:text-properties officeooo:rsid="0032c4d6" style:letter-kerning="true" style:font-name-asian="SimSu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9">(Национальный Исследовательский Университет)</text:p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2"/>
      <text:p text:style-name="P2"/>
      <text:p text:style-name="P1"><text:span text:style-name="T1">Лабораторная работа №</text:span><text:span text:style-name="T3">4</text:span><text:span text:style-name="T1"> по курсу</text:span></text:p>
      <text:p text:style-name="P4">«Операционные системы»</text:p>
      <text:p text:style-name="P4"/>
      <text:p text:style-name="P1"/>
      <text:p text:style-name="P3"/>
      <text:p text:style-name="P2"/>
      <text:p text:style-name="P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22"><text:span text:style-name="T7">Студент: <text:s/></text:span><text:span text:style-name="T11">Дубровин Дмитрий</text:span></text:p>
      <text:p text:style-name="P19">Группа: М80-207Б-21</text:p>
      <text:p text:style-name="P21"><text:span text:style-name="T7">Вариант: </text:span><text:span text:style-name="T10">1</text:span></text:p>
      <text:p text:style-name="P17">Преподаватель: Миронов Евгений Сергеевич</text:p>
      <text:p text:style-name="P17">Оценка: ___________</text:p>
      <text:p text:style-name="P17">Дата: ___________</text:p>
      <text:p text:style-name="P17">Подпись: ___________</text:p>
      <text:p text:style-name="P20"/>
      <text:p text:style-name="P20"/>
      <text:p text:style-name="P20">Москва, 2022</text:p>
      <text:p text:style-name="P7"><text:soft-page-break/>Содержание</text:p>
      <text:list xml:id="list2911114855" text:style-name="WWNum21">
        <text:list-item text:start-value="1">
          <text:p text:style-name="P24">Репозиторий</text:p>
        </text:list-item>
        <text:list-item text:style-override="WWNum14a">
          <text:p text:style-name="P25">Постановка задачи</text:p>
        </text:list-item>
        <text:list-item text:style-override="WWNum14a">
          <text:p text:style-name="P25">Общие сведения о программе</text:p>
        </text:list-item>
        <text:list-item text:style-override="WWNum14a">
          <text:p text:style-name="P25">Общий метод и алгоритм решения</text:p>
        </text:list-item>
        <text:list-item text:style-override="WWNum14a">
          <text:p text:style-name="P25">Исходный код</text:p>
        </text:list-item>
        <text:list-item text:style-override="WWNum14a">
          <text:p text:style-name="P25">Демонстрация работы программы</text:p>
        </text:list-item>
        <text:list-item text:style-override="WWNum14a">
          <text:p text:style-name="P25">Выводы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Репозиторий</text:p>
      <text:p text:style-name="P10">https://github.com/1droozd1/os_labs/tree/main/lab_<text:span text:style-name="T16">4</text:span></text:p>
      <text:p text:style-name="P7">Постановка задачи</text:p>
      <text:h text:style-name="P42" text:outline-level="2">Цель работы</text:h>
      <text:h text:style-name="P30" text:outline-level="2">Приобретение практических навыков в:</text:h>
      <text:h text:style-name="P31" text:outline-level="2"><text:s text:c="4"/>• Освоение принципов работы с файловыми системами</text:h>
      <text:h text:style-name="P31" text:outline-level="2"><text:s text:c="4"/>• Обеспечение обмена данных между процессами посредством технологии «File mapping»</text:h>
      <text:h text:style-name="P27" text:outline-level="2">Задание</text:h>
      <text:h text:style-name="P32" text:outline-level="2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h>
      <text:h text:style-name="P32" text:outline-level="2">Необходимо обрабатывать системные ошибки, которые могут возникнуть в результате работы.</text:h>
      <text:p text:style-name="P33"><text:span text:style-name="T12">Задание по варианту </text:span><text:span text:style-name="T13">(вариант 1)</text:span><text:span text:style-name="T12">:</text:span> пользователь вводит команды вида: «число число число&lt;endline&gt;». Далее эти числа передаются от родительского процесса в дочерний. Дочерний процесс считает их сумму и выводит её в файл. Числа имеют тип int. Количество чисел может быть произвольным.</text:p>
      <text:p text:style-name="P11"/>
      <text:p text:style-name="P5">Общие сведения о программе</text:p>
      <text:p text:style-name="P23"><text:span text:style-name="T4">П</text:span><text:span text:style-name="T5">рограмма представляет из себя один файл main.c </text:span><text:span text:style-name="T6">или же main2.c</text:span></text:p>
      <text:p text:style-name="P5">Общий метод и алгоритм решения</text:p>
      <text:p text:style-name="P34">Есть 2 варианта подхода к данной задачи, в процессе решения я не сначала не смог реализовать первый из-за чего перешел ко второму. В процессе разработки второго я понял, какую именно ошибку я допустил при работе с первым вариантом — как результат два варианта решения задачи.</text:p>
      <text:p text:style-name="P34">Отличаются они прежде всего методом обработки чисел, вводимых пользователем, а именно: в первом варианте мы сохраняем все полученные числа в строку, чтобы после передать их в дочерний процесс одной строй, а после уже в самом дочернем процессе обработать их и <text:soft-page-break/>найти сумму, когда во втором варианте мы передаем в дочерний процесс число за числом, показывая нужные данные состояниями.</text:p>
      <text:p text:style-name="P5">Исходный код</text:p>
      <text:p text:style-name="P38">Main.c</text:p>
      <text:p text:style-name="P36">#include &lt;stdio.h&gt;</text:p>
      <text:p text:style-name="P36">#include &lt;stdlib.h&gt;</text:p>
      <text:p text:style-name="P36">#include &lt;string.h&gt;</text:p>
      <text:p text:style-name="P36">#include &lt;unistd.h&gt;</text:p>
      <text:p text:style-name="P36">#include &lt;sys/mman.h&gt;</text:p>
      <text:p text:style-name="P36">#include &lt;sys/wait.h&gt;</text:p>
      <text:p text:style-name="P36">#include &lt;semaphore.h&gt;</text:p>
      <text:p text:style-name="P36">#include &lt;fcntl.h&gt;</text:p>
      <text:p text:style-name="P36"/>
      <text:p text:style-name="P36">const unsigned int MAX_LENGTH = 1 * 1024 * 1024; <text:s/>// Не выделять больше мегабайта памяти</text:p>
      <text:p text:style-name="P36">const unsigned int CHUNK_SIZE = 100;</text:p>
      <text:p text:style-name="P36"/>
      <text:p text:style-name="P36">typedef struct number{</text:p>
      <text:p text:style-name="P36"><text:s text:c="4"/>int num;</text:p>
      <text:p text:style-name="P36"><text:s text:c="4"/>int result;</text:p>
      <text:p text:style-name="P36"><text:s text:c="4"/>char read_num[1000];</text:p>
      <text:p text:style-name="P36"><text:s text:c="4"/>char filename[20];</text:p>
      <text:p text:style-name="P36">} number;</text:p>
      <text:p text:style-name="P36"/>
      <text:p text:style-name="P36">int getting_value(sem_t *semaphore)</text:p>
      <text:p text:style-name="P36">{</text:p>
      <text:p text:style-name="P36"><text:s text:c="4"/>int s;</text:p>
      <text:p text:style-name="P36"><text:s text:c="4"/>sem_getvalue(semaphore, &amp;s);</text:p>
      <text:p text:style-name="P36"><text:s text:c="4"/>return s; </text:p>
      <text:p text:style-name="P36">}</text:p>
      <text:p text:style-name="P36"/>
      <text:p text:style-name="P36">int sum_from_char(char *s)</text:p>
      <text:p text:style-name="P36">{</text:p>
      <text:p text:style-name="P36"><text:s text:c="4"/>int i = 0, sum = 0, n = 0, flag1 = 0;</text:p>
      <text:p text:style-name="P36"><text:s text:c="4"/>int len = strlen(s);</text:p>
      <text:p text:style-name="P36"><text:soft-page-break/></text:p>
      <text:p text:style-name="P36"><text:s text:c="4"/>for (int i = 0; i &lt; len; ++i) {</text:p>
      <text:p text:style-name="P36"><text:s text:c="8"/>if (s[i] &gt;= '0' &amp;&amp; s[i] &lt;= '9' &amp;&amp; flag1 == 0) {</text:p>
      <text:p text:style-name="P36"><text:s text:c="12"/>n = n * 10 + (s[i] - '0');</text:p>
      <text:p text:style-name="P36"><text:s text:c="8"/>} else if (flag1 == 1 &amp;&amp; s[i] &gt;= '0' &amp;&amp; s[i] &lt;= '9') {</text:p>
      <text:p text:style-name="P36"><text:s text:c="12"/>n = n * 10 - (s[i] - '0');</text:p>
      <text:p text:style-name="P36"><text:s text:c="8"/>} else if (s[i] == '-') {</text:p>
      <text:p text:style-name="P36"><text:s text:c="12"/>flag1 = 1;</text:p>
      <text:p text:style-name="P36"><text:s text:c="8"/>} else if (s[i] == ' ' &amp;&amp; flag1 == 1) {</text:p>
      <text:p text:style-name="P36"><text:s text:c="12"/>flag1 = 0;</text:p>
      <text:p text:style-name="P36"><text:s text:c="12"/>sum += n;</text:p>
      <text:p text:style-name="P36"><text:s text:c="12"/>n = 0;</text:p>
      <text:p text:style-name="P36"><text:s text:c="12"/>continue;</text:p>
      <text:p text:style-name="P36"><text:s text:c="8"/>} else if (n) {</text:p>
      <text:p text:style-name="P36"><text:s text:c="12"/>sum += n;</text:p>
      <text:p text:style-name="P36"><text:s text:c="12"/>n = 0;</text:p>
      <text:p text:style-name="P36"><text:s text:c="12"/>flag1 = 0;</text:p>
      <text:p text:style-name="P36"><text:s text:c="8"/>}</text:p>
      <text:p text:style-name="P36"><text:s text:c="4"/>}</text:p>
      <text:p text:style-name="P36"><text:s text:c="4"/>return sum + n;</text:p>
      <text:p text:style-name="P36">}</text:p>
      <text:p text:style-name="P36"/>
      <text:p text:style-name="P36"/>
      <text:p text:style-name="P36">int main(int args, char *argv[])</text:p>
      <text:p text:style-name="P36">{</text:p>
      <text:p text:style-name="P36"><text:s text:c="4"/>pid_t id;</text:p>
      <text:p text:style-name="P36"><text:s text:c="4"/>unsigned int str_len = CHUNK_SIZE;</text:p>
      <text:p text:style-name="P36"><text:s text:c="4"/>char *str_ptr = malloc(CHUNK_SIZE * sizeof(char));</text:p>
      <text:p text:style-name="P36"><text:s text:c="4"/>char file_name[20];</text:p>
      <text:p text:style-name="P36"/>
      <text:p text:style-name="P36"><text:s text:c="4"/>number *buffer = mmap(NULL, sizeof(number), PROT_READ | PROT_WRITE, MAP_SHARED | MAP_ANONYMOUS, 0, 0);</text:p>
      <text:p text:style-name="P36"><text:s text:c="4"/>if (buffer == NULL) {</text:p>
      <text:p text:style-name="P36"><text:s text:c="8"/>perror("Can't mmap");</text:p>
      <text:p text:style-name="P36"><text:s text:c="8"/>return -1;</text:p>
      <text:p text:style-name="P36"><text:soft-page-break/><text:s text:c="4"/>}</text:p>
      <text:p text:style-name="P36"/>
      <text:p text:style-name="P36"><text:s text:c="4"/>sem_t *semaphore = mmap(NULL, sizeof(sem_t), PROT_READ |PROT_WRITE, MAP_SHARED|MAP_ANONYMOUS, 0, 0);</text:p>
      <text:p text:style-name="P36"><text:s text:c="4"/>sem_init(semaphore, 1, 0);</text:p>
      <text:p text:style-name="P36"/>
      <text:p text:style-name="P36"><text:s text:c="4"/>id = fork();</text:p>
      <text:p text:style-name="P36"/>
      <text:p text:style-name="P36"><text:s text:c="4"/>if (id &lt; 0) {</text:p>
      <text:p text:style-name="P36"><text:s text:c="8"/>perror("fork error");</text:p>
      <text:p text:style-name="P36"><text:s text:c="8"/>return -1;</text:p>
      <text:p text:style-name="P36"><text:s text:c="4"/>}</text:p>
      <text:p text:style-name="P36"><text:s text:c="4"/></text:p>
      <text:p text:style-name="P36"><text:s text:c="4"/></text:p>
      <text:p text:style-name="P36"><text:s text:c="4"/>// Child Process</text:p>
      <text:p text:style-name="P36"><text:s text:c="4"/>else if (id == 0) {</text:p>
      <text:p text:style-name="P36"><text:s text:c="8"/>sem_wait(semaphore);</text:p>
      <text:p text:style-name="P36"/>
      <text:p text:style-name="P36"><text:s text:c="8"/>printf("[Child Process, <text:s/>id=%d]\n", getpid());</text:p>
      <text:p text:style-name="P36"><text:s text:c="7"/></text:p>
      <text:p text:style-name="P36"><text:s text:c="8"/>char read_file_name[20];</text:p>
      <text:p text:style-name="P36"><text:s text:c="8"/>strcpy(read_file_name, buffer-&gt;filename);</text:p>
      <text:p text:style-name="P36"/>
      <text:p text:style-name="P36"><text:s text:c="8"/>char* read_sequence_of_numbers;</text:p>
      <text:p text:style-name="P36"><text:s text:c="8"/>read_sequence_of_numbers = (char*)malloc(sizeof(char) * (buffer-&gt;num));</text:p>
      <text:p text:style-name="P36"><text:s text:c="8"/>strcpy(read_sequence_of_numbers, buffer-&gt;read_num);</text:p>
      <text:p text:style-name="P36"/>
      <text:p text:style-name="P36"><text:s text:c="8"/>printf("[Child Process, <text:s/>id=%d]: File name from the pipe: %s\n", getpid(), read_file_name);</text:p>
      <text:p text:style-name="P36"><text:s text:c="8"/>printf("[Child Process, <text:s/>id=%d]: Numbers from the pipe: %s\n", getpid(), read_sequence_of_numbers);</text:p>
      <text:p text:style-name="P36"/>
      <text:p text:style-name="P36"><text:s text:c="8"/>remove(read_file_name); //if we have the same file</text:p>
      <text:p text:style-name="P36"/>
      <text:p text:style-name="P36"><text:s text:c="8"/>buffer-&gt;result = sum_from_char(read_sequence_of_numbers);</text:p>
      <text:p text:style-name="P36"/>
      <text:p text:style-name="P36"><text:soft-page-break/><text:s text:c="8"/>free(read_sequence_of_numbers);</text:p>
      <text:p text:style-name="P36"/>
      <text:p text:style-name="P36"><text:s text:c="8"/>FILE *write_res;</text:p>
      <text:p text:style-name="P36"><text:s text:c="8"/>if ((write_res = fopen(read_file_name, "w")) == NULL) {</text:p>
      <text:p text:style-name="P36"><text:s text:c="12"/>printf("Error: can't open file\n");</text:p>
      <text:p text:style-name="P36"><text:s text:c="12"/>exit(1);</text:p>
      <text:p text:style-name="P36"><text:s text:c="8"/>}</text:p>
      <text:p text:style-name="P36"><text:s text:c="8"/>printf("Результат: %d\n", buffer-&gt;result);</text:p>
      <text:p text:style-name="P36"><text:s text:c="8"/>fprintf(write_res, "%d", buffer-&gt;result);</text:p>
      <text:p text:style-name="P36"/>
      <text:p text:style-name="P36"><text:s text:c="8"/>sem_post(semaphore);</text:p>
      <text:p text:style-name="P36"><text:s text:c="8"/>fclose(write_res);</text:p>
      <text:p text:style-name="P36"><text:s text:c="8"/>exit(0);</text:p>
      <text:p text:style-name="P36"><text:s text:c="8"/></text:p>
      <text:p text:style-name="P36"><text:s text:c="4"/>}</text:p>
      <text:p text:style-name="P36"/>
      <text:p text:style-name="P36"><text:s text:c="4"/>//Parent process</text:p>
      <text:p text:style-name="P36"><text:s text:c="4"/>else if (id != 0) {</text:p>
      <text:p text:style-name="P36"><text:s text:c="8"/>printf("[Parent Process, id=%d]: Write name of file: ", getpid());</text:p>
      <text:p text:style-name="P36"><text:s text:c="8"/>fgets(file_name, 20, stdin);</text:p>
      <text:p text:style-name="P36"><text:s text:c="8"/>if (file_name[strlen(file_name) - 1] == '\n')</text:p>
      <text:p text:style-name="P36"><text:s text:c="12"/>file_name[strlen(file_name) - 1] = '\0';</text:p>
      <text:p text:style-name="P36"/>
      <text:p text:style-name="P36"><text:s text:c="8"/>printf("[Parent Process, id=%d]: Write int numbers: ", getpid());</text:p>
      <text:p text:style-name="P36"><text:s text:c="8"/>int c;</text:p>
      <text:p text:style-name="P36"><text:s text:c="8"/>unsigned int i;</text:p>
      <text:p text:style-name="P36"><text:s text:c="8"/></text:p>
      <text:p text:style-name="P36"><text:s text:c="8"/>for (i = 0, c = EOF; (c = getchar()) != '\n' &amp;&amp; c != EOF; i++) {</text:p>
      <text:p text:style-name="P36"><text:s text:c="12"/>str_ptr[i] = c;</text:p>
      <text:p text:style-name="P36"/>
      <text:p text:style-name="P36"><text:s text:c="12"/>if (i == MAX_LENGTH) {</text:p>
      <text:p text:style-name="P36"><text:s text:c="16"/>free(str_ptr);</text:p>
      <text:p text:style-name="P36"><text:s text:c="16"/>printf("Слишком много входных данных!\n");</text:p>
      <text:p text:style-name="P36"><text:s text:c="16"/>exit(1);</text:p>
      <text:p text:style-name="P36"><text:s text:c="12"/>}</text:p>
      <text:p text:style-name="P36"><text:soft-page-break/><text:s text:c="8"/></text:p>
      <text:p text:style-name="P36"><text:s text:c="12"/>if (i == str_len) { <text:s text:c="24"/>// Блок заполнен</text:p>
      <text:p text:style-name="P36"><text:s text:c="16"/>str_len = i + CHUNK_SIZE;</text:p>
      <text:p text:style-name="P36"><text:s text:c="16"/>str_ptr = realloc(str_ptr, str_len); <text:s text:c="3"/>// Расширяем блок на ещё один килобайт</text:p>
      <text:p text:style-name="P36"><text:s text:c="12"/>}</text:p>
      <text:p text:style-name="P36"><text:s text:c="8"/>}</text:p>
      <text:p text:style-name="P36"><text:s text:c="8"/>str_ptr[i] = '\0'; <text:s text:c="25"/>// Признак конца строки</text:p>
      <text:p text:style-name="P36"/>
      <text:p text:style-name="P36"><text:s text:c="8"/>buffer-&gt;num = str_len;</text:p>
      <text:p text:style-name="P36"><text:s text:c="8"/>strcpy(buffer-&gt;filename, file_name);</text:p>
      <text:p text:style-name="P36"><text:s text:c="8"/>strcpy(buffer-&gt;read_num, str_ptr);</text:p>
      <text:p text:style-name="P36"/>
      <text:p text:style-name="P36"><text:s text:c="8"/>printf("[Parent Process, id=%d] file name is: %s\n", getpid(), buffer-&gt;filename);</text:p>
      <text:p text:style-name="P36"><text:s text:c="8"/>sem_post(semaphore);</text:p>
      <text:p text:style-name="P36"><text:s text:c="4"/>}</text:p>
      <text:p text:style-name="P36"/>
      <text:p text:style-name="P36"><text:s text:c="4"/>free(str_ptr);</text:p>
      <text:p text:style-name="P36"/>
      <text:p text:style-name="P36"><text:s text:c="4"/>if (munmap(buffer, sizeof(number))!= 0) {</text:p>
      <text:p text:style-name="P36"><text:s text:c="8"/>printf("UnMapping failed\n");</text:p>
      <text:p text:style-name="P36"><text:s text:c="8"/>return 1;</text:p>
      <text:p text:style-name="P36"><text:s text:c="4"/>}</text:p>
      <text:p text:style-name="P36"/>
      <text:p text:style-name="P36"><text:s text:c="4"/>sem_destroy(semaphore);</text:p>
      <text:p text:style-name="P36"/>
      <text:p text:style-name="P36"><text:s text:c="4"/>if (munmap(semaphore, sizeof(semaphore))!= 0) {</text:p>
      <text:p text:style-name="P36"><text:s text:c="8"/>printf("UnMapping of semaphore failed\n");</text:p>
      <text:p text:style-name="P36"><text:s text:c="8"/>return 1;</text:p>
      <text:p text:style-name="P36"><text:s text:c="4"/>}</text:p>
      <text:p text:style-name="P36"/>
      <text:p text:style-name="P36"><text:s text:c="4"/>return 0;</text:p>
      <text:p text:style-name="P36">}</text:p>
      <text:p text:style-name="P38"/>
      <text:p text:style-name="P39">Main<text:span text:style-name="T18">2</text:span>.c</text:p>
      <text:p text:style-name="P37"><text:soft-page-break/>#include &lt;stdio.h&gt;</text:p>
      <text:p text:style-name="P37">#include &lt;stdlib.h&gt;</text:p>
      <text:p text:style-name="P37">#include &lt;string.h&gt;</text:p>
      <text:p text:style-name="P37">#include &lt;unistd.h&gt;</text:p>
      <text:p text:style-name="P37">#include &lt;sys/mman.h&gt;</text:p>
      <text:p text:style-name="P37">#include &lt;semaphore.h&gt;</text:p>
      <text:p text:style-name="P37"/>
      <text:p text:style-name="P37">typedef struct number{</text:p>
      <text:p text:style-name="P37"/>
      <text:p text:style-name="P37"><text:s text:c="4"/>int num;</text:p>
      <text:p text:style-name="P37"><text:s text:c="4"/>int st;</text:p>
      <text:p text:style-name="P37"><text:s text:c="4"/>char filename[20];</text:p>
      <text:p text:style-name="P37"/>
      <text:p text:style-name="P37">} number;</text:p>
      <text:p text:style-name="P37"/>
      <text:p text:style-name="P37">int getting_value(sem_t *semaphore)</text:p>
      <text:p text:style-name="P37">{</text:p>
      <text:p text:style-name="P37"><text:s text:c="4"/>int s;</text:p>
      <text:p text:style-name="P37"><text:s text:c="4"/>sem_getvalue(semaphore, &amp;s);</text:p>
      <text:p text:style-name="P37"><text:s text:c="4"/>return s; </text:p>
      <text:p text:style-name="P37">}</text:p>
      <text:p text:style-name="P37"/>
      <text:p text:style-name="P37">void setting_value(sem_t *semaphore, int n)</text:p>
      <text:p text:style-name="P37">{</text:p>
      <text:p text:style-name="P37"><text:s text:c="4"/>while (getting_value(semaphore) &lt; n)</text:p>
      <text:p text:style-name="P37"><text:s text:c="4"/>{</text:p>
      <text:p text:style-name="P37"><text:s text:c="8"/>sem_post(semaphore);</text:p>
      <text:p text:style-name="P37"><text:s text:c="4"/>}</text:p>
      <text:p text:style-name="P37"><text:s text:c="4"/>while (getting_value(semaphore) &gt; n)</text:p>
      <text:p text:style-name="P37"><text:s text:c="4"/>{</text:p>
      <text:p text:style-name="P37"><text:s text:c="8"/>sem_wait(semaphore);</text:p>
      <text:p text:style-name="P37"><text:s text:c="4"/>}</text:p>
      <text:p text:style-name="P37">}</text:p>
      <text:p text:style-name="P37"/>
      <text:p text:style-name="P37">int main(int args, char *argv[])</text:p>
      <text:p text:style-name="P37"><text:soft-page-break/>{</text:p>
      <text:p text:style-name="P37"><text:s text:c="4"/>pid_t id;</text:p>
      <text:p text:style-name="P37"><text:s text:c="4"/>char file_name[20];</text:p>
      <text:p text:style-name="P37"/>
      <text:p text:style-name="P37"><text:s text:c="4"/>number *buffer = mmap(NULL, sizeof(number), PROT_READ | PROT_WRITE, MAP_SHARED | MAP_ANONYMOUS, 0, 0);</text:p>
      <text:p text:style-name="P37"><text:s text:c="4"/>if (buffer == NULL) {</text:p>
      <text:p text:style-name="P37"><text:s text:c="8"/>perror("Can't mmap");</text:p>
      <text:p text:style-name="P37"><text:s text:c="8"/>return -1;</text:p>
      <text:p text:style-name="P37"><text:s text:c="4"/>}</text:p>
      <text:p text:style-name="P37"/>
      <text:p text:style-name="P37"><text:s text:c="4"/>sem_t *semaphore = mmap(NULL, sizeof(sem_t), PROT_READ |PROT_WRITE, MAP_SHARED|MAP_ANONYMOUS, 0, 0);</text:p>
      <text:p text:style-name="P37"><text:s text:c="4"/>sem_init(semaphore, 1, 2);</text:p>
      <text:p text:style-name="P37"/>
      <text:p text:style-name="P37"><text:s text:c="4"/>id = fork();</text:p>
      <text:p text:style-name="P37"/>
      <text:p text:style-name="P37"><text:s text:c="4"/>if (id &lt; 0) {</text:p>
      <text:p text:style-name="P37"><text:s text:c="8"/>perror("fork error");</text:p>
      <text:p text:style-name="P37"><text:s text:c="8"/>return -1;</text:p>
      <text:p text:style-name="P37"><text:s text:c="4"/>}</text:p>
      <text:p text:style-name="P37"><text:s text:c="4"/>// Child Process</text:p>
      <text:p text:style-name="P37"><text:s text:c="4"/>else if (id == 0) {</text:p>
      <text:p text:style-name="P37"><text:s text:c="8"/>int sum = 0;</text:p>
      <text:p text:style-name="P37"><text:s text:c="8"/>while(1) </text:p>
      <text:p text:style-name="P37"><text:s text:c="8"/>{</text:p>
      <text:p text:style-name="P37"><text:s text:c="12"/>while(getting_value(semaphore) == 2)</text:p>
      <text:p text:style-name="P37"><text:s text:c="12"/>{</text:p>
      <text:p text:style-name="P37"><text:s text:c="16"/>continue;</text:p>
      <text:p text:style-name="P37"><text:s text:c="12"/>}</text:p>
      <text:p text:style-name="P37"><text:s text:c="12"/>if (buffer-&gt;st == 0) </text:p>
      <text:p text:style-name="P37"><text:s text:c="12"/>{</text:p>
      <text:p text:style-name="P37"><text:s text:c="16"/>sum += buffer-&gt;num;</text:p>
      <text:p text:style-name="P37"><text:s text:c="16"/>setting_value(semaphore, 2);</text:p>
      <text:p text:style-name="P37"><text:s text:c="12"/>}</text:p>
      <text:p text:style-name="P37"><text:soft-page-break/><text:s text:c="12"/>else if (buffer-&gt;st == 1)</text:p>
      <text:p text:style-name="P37"><text:s text:c="12"/>{</text:p>
      <text:p text:style-name="P37"><text:s text:c="16"/>sum += buffer-&gt;num;</text:p>
      <text:p text:style-name="P37"/>
      <text:p text:style-name="P37"><text:s text:c="16"/>remove(buffer-&gt;filename);</text:p>
      <text:p text:style-name="P37"/>
      <text:p text:style-name="P37"><text:s text:c="16"/>FILE *write_res;</text:p>
      <text:p text:style-name="P37"><text:s text:c="16"/>if ((write_res = fopen(buffer-&gt;filename, "w")) == NULL) {</text:p>
      <text:p text:style-name="P37"><text:s text:c="20"/>printf("Error: can't open file\n");</text:p>
      <text:p text:style-name="P37"><text:s text:c="20"/>exit(1);</text:p>
      <text:p text:style-name="P37"><text:s text:c="16"/>}</text:p>
      <text:p text:style-name="P37"><text:s text:c="16"/>fprintf(write_res, "%d", sum);</text:p>
      <text:p text:style-name="P37"><text:s text:c="16"/>buffer-&gt;num = sum;</text:p>
      <text:p text:style-name="P37"><text:s text:c="16"/>fclose(write_res);</text:p>
      <text:p text:style-name="P37"/>
      <text:p text:style-name="P37"><text:s text:c="16"/>setting_value(semaphore, 0);</text:p>
      <text:p text:style-name="P37"><text:s text:c="16"/>exit(0);</text:p>
      <text:p text:style-name="P37"><text:s text:c="12"/>}</text:p>
      <text:p text:style-name="P37"><text:s text:c="8"/>}</text:p>
      <text:p text:style-name="P37"/>
      <text:p text:style-name="P37"><text:s text:c="4"/>}</text:p>
      <text:p text:style-name="P37"><text:s text:c="4"/>//Parent process</text:p>
      <text:p text:style-name="P37"><text:s text:c="4"/>else {</text:p>
      <text:p text:style-name="P37"><text:s text:c="8"/>printf("[Parent Process, id=%d]: Write name of file: ", getpid());</text:p>
      <text:p text:style-name="P37"><text:s text:c="8"/>fgets(file_name, 20, stdin);</text:p>
      <text:p text:style-name="P37"><text:s text:c="8"/>if (file_name[strlen(file_name) - 1] == '\n')</text:p>
      <text:p text:style-name="P37"><text:s text:c="12"/>file_name[strlen(file_name) - 1] = '\0';</text:p>
      <text:p text:style-name="P37"><text:s text:c="8"/></text:p>
      <text:p text:style-name="P37"><text:s text:c="8"/>strcpy(buffer-&gt;filename, file_name);</text:p>
      <text:p text:style-name="P37"/>
      <text:p text:style-name="P37"><text:s text:c="8"/>printf("[Parent Process, id=%d]: Write int numbers: ", getpid());</text:p>
      <text:p text:style-name="P37"><text:s text:c="8"/></text:p>
      <text:p text:style-name="P37"><text:s text:c="8"/>while(getting_value(semaphore) != 0) </text:p>
      <text:p text:style-name="P37"><text:s text:c="8"/>{</text:p>
      <text:p text:style-name="P37"><text:s text:c="12"/>char c;</text:p>
      <text:p text:style-name="P37"><text:soft-page-break/><text:s text:c="12"/>scanf("%d%c", &amp;buffer-&gt;num, &amp;c);</text:p>
      <text:p text:style-name="P37"><text:s text:c="12"/>if (c == ' ')</text:p>
      <text:p text:style-name="P37"><text:s text:c="12"/>{</text:p>
      <text:p text:style-name="P37"><text:s text:c="16"/>buffer-&gt;st = 0;</text:p>
      <text:p text:style-name="P37"><text:s text:c="12"/>}</text:p>
      <text:p text:style-name="P37"><text:s text:c="12"/>if (c == '\n')</text:p>
      <text:p text:style-name="P37"><text:s text:c="12"/>{</text:p>
      <text:p text:style-name="P37"><text:s text:c="16"/>buffer-&gt;st = 1;</text:p>
      <text:p text:style-name="P37"><text:s text:c="12"/>}</text:p>
      <text:p text:style-name="P37"><text:s text:c="12"/>setting_value(semaphore, 1);</text:p>
      <text:p text:style-name="P37"><text:s text:c="12"/>while(getting_value(semaphore) == 1)</text:p>
      <text:p text:style-name="P37"><text:s text:c="12"/>{</text:p>
      <text:p text:style-name="P37"><text:s text:c="16"/>continue;</text:p>
      <text:p text:style-name="P37"><text:s text:c="12"/>}</text:p>
      <text:p text:style-name="P37"><text:s text:c="8"/>}</text:p>
      <text:p text:style-name="P37"><text:s text:c="8"/>printf("[Parent Process, id=%d]: Result: %d\n", getpid(), buffer-&gt;num);</text:p>
      <text:p text:style-name="P37"><text:s text:c="4"/>}</text:p>
      <text:p text:style-name="P37"/>
      <text:p text:style-name="P37"><text:s text:c="4"/>if (munmap(buffer, sizeof(number))!= 0) {</text:p>
      <text:p text:style-name="P37"><text:s text:c="8"/>printf("UnMapping Failed\n");</text:p>
      <text:p text:style-name="P37"><text:s text:c="8"/>return 1;</text:p>
      <text:p text:style-name="P37"><text:s text:c="4"/>}</text:p>
      <text:p text:style-name="P37"><text:s text:c="4"/>sem_destroy(semaphore);</text:p>
      <text:p text:style-name="P37"/>
      <text:p text:style-name="P37"><text:s text:c="4"/>if (munmap(semaphore, sizeof(semaphore))!= 0) {</text:p>
      <text:p text:style-name="P37"><text:s text:c="8"/>printf("UnMapping of semaphore failed\n");</text:p>
      <text:p text:style-name="P37"><text:s text:c="8"/>return 1;</text:p>
      <text:p text:style-name="P37"><text:s text:c="4"/>}</text:p>
      <text:p text:style-name="P37"><text:s text:c="4"/>return 0;</text:p>
      <text:p text:style-name="P37">}</text:p>
      <text:p text:style-name="P16"/>
      <text:p text:style-name="P7">Демонстрация работы программы</text:p>
      <text:p text:style-name="P12"/>
      <text:p text:style-name="P13">dr0ozd1@Dmitry-Nitro-AN515-45:~/Coding/os_labs/lab_4$ cmake src/</text:p>
      <text:p text:style-name="P13">-- The C compiler identification is GNU 11.3.0</text:p>
      <text:p text:style-name="P13"><text:soft-page-break/>-- The CXX compiler identification is GNU 11.3.0</text:p>
      <text:p text:style-name="P13">-- Detecting C compiler ABI info</text:p>
      <text:p text:style-name="P13">-- Detecting C compiler ABI info - done</text:p>
      <text:p text:style-name="P13">-- Check for working C compiler: /usr/bin/cc - skipped</text:p>
      <text:p text:style-name="P13">-- Detecting C compile features</text:p>
      <text:p text:style-name="P13">-- Detecting C compile features - done</text:p>
      <text:p text:style-name="P13">-- Detecting CXX compiler ABI info</text:p>
      <text:p text:style-name="P13">-- Detecting CXX compiler ABI info - done</text:p>
      <text:p text:style-name="P13">-- Check for working CXX compiler: /usr/bin/c++ - skipped</text:p>
      <text:p text:style-name="P13">-- Detecting CXX compile features</text:p>
      <text:p text:style-name="P13">-- Detecting CXX compile features - done</text:p>
      <text:p text:style-name="P13">-- Configuring done</text:p>
      <text:p text:style-name="P13">-- Generating done</text:p>
      <text:p text:style-name="P13">-- Build files have been written to: /home/dr0ozd1/Coding/os_labs/lab_4</text:p>
      <text:p text:style-name="P13">dr0ozd1@Dmitry-Nitro-AN515-45:~/Coding/os_labs/lab_4$ make</text:p>
      <text:p text:style-name="P13">[ 50%] Building C object CMakeFiles/main2.dir/main2.c.o</text:p>
      <text:p text:style-name="P13">[100%] Linking C executable main2</text:p>
      <text:p text:style-name="P13">[100%] Built target main2</text:p>
      <text:p text:style-name="P13">dr0ozd1@Dmitry-Nitro-AN515-45:~/Coding/os_labs/lab_4$ ./main2</text:p>
      <text:p text:style-name="P13">[Parent Process, id=118483]: Write name of file: fileNAME</text:p>
      <text:p text:style-name="P13">[Parent Process, id=118483]: Write int numbers: 1 2 3 4 5 6</text:p>
      <text:p text:style-name="P13">[Parent Process, id=118483]: Result: 21</text:p>
      <text:p text:style-name="P13">dr0ozd1@Dmitry-Nitro-AN515-45:~/Coding/os_labs/lab_4$ ./main2</text:p>
      <text:p text:style-name="P13">[Parent Process, id=118531]: Write name of file: fileNAME</text:p>
      <text:p text:style-name="P13">[Parent Process, id=118531]: Write int numbers: 99 +1</text:p>
      <text:p text:style-name="P13">[Parent Process, id=118531]: Result: 100</text:p>
      <text:p text:style-name="P13">dr0ozd1@Dmitry-Nitro-AN515-45:~/Coding/os_labs/lab_4$ ./main2</text:p>
      <text:p text:style-name="P13">[Parent Process, id=118606]: Write name of file: fileNAME</text:p>
      <text:p text:style-name="P13">[Parent Process, id=118606]: Write int numbers: 100 -1</text:p>
      <text:p text:style-name="P13">[Parent Process, id=118606]: Result: 99</text:p>
      <text:p text:style-name="P13">dr0ozd1@Dmitry-Nitro-AN515-45:~/Coding/os_labs/lab_4$ ./main2</text:p>
      <text:p text:style-name="P13">[Parent Process, id=118690]: Write name of file: fileNAME</text:p>
      <text:p text:style-name="P13">[Parent Process, id=118690]: Write int numbers: 0 <text:s/></text:p>
      <text:p text:style-name="P13">[Parent Process, id=118690]: Result: 0</text:p>
      <text:p text:style-name="P6"/>
      <text:p text:style-name="P6"/>
      <text:p text:style-name="P6"><text:soft-page-break/>Выводы</text:p>
      <text:p text:style-name="P41">В ходе проведения данной лабораторной я работы я познакомился с <text:span text:style-name="T19">технологи</text:span><text:span text:style-name="T20">ей обмена данных file mapping, а также узнал и прочувствовал трудности при работе с не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4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a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09cm" fo:margin-left="0.409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409cm" fo:margin-left="1.82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409cm" fo:margin-left="3.2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409cm" fo:margin-left="4.643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409cm" fo:margin-left="6.054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409cm" fo:margin-left="7.46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409cm" fo:margin-left="8.876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409cm" fo:margin-left="10.287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409cm" fo:margin-left="11.6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552cm" fo:margin-left="6.2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55.313127236</meta:creation-date>
    <dc:date>2022-12-10T02:39:34.312008432</dc:date>
    <meta:editing-duration>PT1H40M24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14" meta:paragraph-count="331" meta:word-count="1361" meta:character-count="11498" meta:non-whitespace-character-count="8631"/>
  </office:meta>
</office:document-meta>
</file>